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8347D476E37E18F1A84.png" manifest:media-type="image/png"/>
  <manifest:file-entry manifest:full-path="Pictures/10000000000008D0000007F2E9FDD68D526D121B.jpg" manifest:media-type="image/jpeg"/>
  <manifest:file-entry manifest:full-path="Pictures/1000000000000A8C00000A8C1D9DC20A2A30C0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3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248cm" svg:height="18.05cm" svg:x="11.898cm" svg:y="2.133cm">
          <draw:image xlink:href="Pictures/1000000000000A8C00000A8C1D9DC20A2A30C0A0.png" xlink:type="simple" xlink:show="embed" xlink:actuate="onLoad" loext:mime-type="image/png">
            <text:p/>
          </draw:image>
        </draw:frame>
        <draw:frame draw:style-name="gr1" draw:text-style-name="P1" draw:layer="layout" svg:width="9.175cm" svg:height="8.656cm" svg:x="0.618cm" svg:y="11.816cm">
          <draw:image xlink:href="Pictures/10000000000008D0000007F2E9FDD68D526D121B.jpg" xlink:type="simple" xlink:show="embed" xlink:actuate="onLoad" loext:mime-type="image/jpeg">
            <text:p/>
          </draw:image>
        </draw:frame>
        <draw:frame draw:style-name="gr1" draw:text-style-name="P1" draw:layer="layout" svg:width="8.155cm" svg:height="8.534cm" svg:x="1.529cm" svg:y="2.133cm">
          <draw:image xlink:href="Pictures/1000000000000834000008347D476E37E18F1A84.png" xlink:type="simple" xlink:show="embed" xlink:actuate="onLoad" loext:mime-type="image/png">
            <text:p/>
          </draw:image>
        </draw:frame>
        <draw:frame draw:style-name="gr2" draw:text-style-name="P3" draw:layer="layout" svg:width="3.058cm" svg:height="3.513cm" svg:x="1.236cm" svg:y="0.226cm">
          <draw:text-box>
            <text:p text:style-name="P2"><text:span text:style-name="T1">a)</text:span></text:p>
          </draw:text-box>
        </draw:frame>
        <draw:frame draw:style-name="gr2" draw:text-style-name="P3" draw:layer="layout" svg:width="3.058cm" svg:height="3.513cm" svg:x="11.871cm" svg:y="0.228cm">
          <draw:text-box>
            <text:p text:style-name="P2"><text:span text:style-name="T1">b)</text:span></text:p>
          </draw:text-box>
        </draw:frame>
        <draw:frame draw:style-name="gr2" draw:text-style-name="P3" draw:layer="layout" svg:width="3.058cm" svg:height="3.513cm" svg:x="1.019cm" svg:y="10.355cm">
          <draw:text-box>
            <text:p text:style-name="P2"><text:span text:style-name="T1">c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8cm" svg:height="3.505cm" svg:x="1.484cm" svg:y="0.836cm" presentation:class="title" presentation:placeholder="true">
        <draw:text-box/>
      </draw:frame>
      <draw:frame presentation:style-name="Default-outline1" draw:layer="backgroundobjects" svg:width="26.728cm" svg:height="12.178cm" svg:x="1.484cm" svg:y="4.911cm" presentation:class="outline" presentation:placeholder="true">
        <draw:text-box/>
      </draw:frame>
      <draw:frame presentation:style-name="Mpr1" draw:text-style-name="MP2" draw:layer="backgroundobjects" svg:width="6.919cm" svg:height="1.447cm" svg:x="1.48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6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3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Pupillo</meta:initial-creator>
    <meta:creation-date>2022-03-30T12:46:41.685858659</meta:creation-date>
    <dc:date>2022-03-31T14:53:21.301023117</dc:date>
    <dc:creator>Francesco Pupillo</dc:creator>
    <meta:editing-duration>PT1H10M</meta:editing-duration>
    <meta:editing-cycles>2</meta:editing-cycles>
    <meta:generator>LibreOffice/6.4.7.2$Linux_X86_64 LibreOffice_project/40$Build-2</meta:generator>
    <meta:document-statistic meta:object-count="29"/>
  </office:meta>
</office:document-meta>
</file>